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0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odo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up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ser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ving wall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rp point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p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or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line (highscores etc.)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tching system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cial medi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ndtrack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eta testin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hievement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style-name="ce2" table:formula="of:=SUM([.C3:.C21]) * 2" office:value-type="float" office:value="126" calcext:value-type="float">
            <text:p>126.00</text:p>
          </table:table-cell>
          <table:table-cell office:value-type="string" calcext:value-type="string">
            <text:p><text:s/>days</text:p>
          </table:table-cell>
        </table:table-row>
        <table:table-row table:style-name="ro1">
          <table:table-cell table:number-columns-repeated="2"/>
          <table:table-cell table:style-name="ce2" table:formula="of:=[.C22]/30.5" office:value-type="float" office:value="4.13114754098361" calcext:value-type="float">
            <text:p>4.13</text:p>
          </table:table-cell>
          <table:table-cell office:value-type="string" calcext:value-type="string">
            <text:p><text:s/>months</text:p>
          </table:table-cell>
        </table:table-row>
        <table:table-row table:style-name="ro1">
          <table:table-cell table:number-columns-repeated="2"/>
          <table:table-cell table:style-name="ce2" table:formula="of:=[.C22]/365" office:value-type="float" office:value="0.345205479452055" calcext:value-type="float">
            <text:p>0.35</text:p>
          </table:table-cell>
          <table:table-cell office:value-type="string" calcext:value-type="string">
            <text:p><text:s/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.00.0000</text:date>, <text:time style:data-style-name="N2" text:time-value="15:27:35.2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7:33.029000000</meta:creation-date>
    <dc:date>2016-04-06T15:30:28.396000000</dc:date>
    <meta:editing-duration>PT26M5S</meta:editing-duration>
    <meta:editing-cycles>10</meta:editing-cycles>
    <meta:generator>LibreOffice/4.4.7.2$Windows_x86 LibreOffice_project/f3153a8b245191196a4b6b9abd1d0da16eead600</meta:generator>
    <meta:document-statistic meta:table-count="1" meta:cell-count="40" meta:object-count="0"/>
  </office:meta>
</office:document-meta>
</file>